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2" style:family="paragraph" style:parent-style-name="Standard">
      <style:text-properties officeooo:paragraph-rsid="101c0948"/>
    </style:style>
    <style:style style:name="P3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font-style="normal" fo:font-weight="normal" officeooo:paragraph-rsid="106b703b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a4a5c2"/>
    </style:style>
    <style:style style:name="P6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7" style:family="paragraph" style:parent-style-name="Standard">
      <style:text-properties officeooo:paragraph-rsid="106b703b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6b703b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2a9da"/>
    </style:style>
    <style:style style:name="P10" style:family="paragraph" style:parent-style-name="Standard">
      <style:text-properties officeooo:paragraph-rsid="1092a9da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106b703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13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1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1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2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Footnote">
      <style:text-properties officeooo:rsid="043ccc66" officeooo:paragraph-rsid="0dca2508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3" style:family="paragraph" style:parent-style-name="Standard">
      <style:text-properties officeooo:paragraph-rsid="0c819a59"/>
    </style:style>
    <style:style style:name="P24" style:family="paragraph" style:parent-style-name="Standard">
      <style:paragraph-properties fo:text-align="center" style:justify-single-word="false"/>
      <style:text-properties officeooo:paragraph-rsid="0cc50ec9"/>
    </style:style>
    <style:style style:name="P25" style:family="paragraph" style:parent-style-name="Standard">
      <style:paragraph-properties fo:text-align="center" style:justify-single-word="false"/>
      <style:text-properties officeooo:paragraph-rsid="103fc298"/>
    </style:style>
    <style:style style:name="P26" style:family="paragraph" style:parent-style-name="Standard">
      <style:text-properties officeooo:paragraph-rsid="1104ef98"/>
    </style:style>
    <style:style style:name="P27" style:family="paragraph" style:parent-style-name="Footnote">
      <style:text-properties fo:color="#000000" loext:opacity="100%" style:font-name="Liberation Sans" fo:font-size="10pt" fo:language="nl" fo:country="NL" officeooo:rsid="0b8e0034" officeooo:paragraph-rsid="109ec98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8" style:family="paragraph" style:parent-style-name="Standard">
      <style:paragraph-properties fo:text-align="center" style:justify-single-word="false"/>
      <style:text-properties officeooo:paragraph-rsid="0daef67d"/>
    </style:style>
    <style:style style:name="P29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30" style:family="paragraph" style:parent-style-name="Standard">
      <style:text-properties officeooo:paragraph-rsid="10a84028"/>
    </style:style>
    <style:style style:name="P31" style:family="paragraph" style:parent-style-name="Standard">
      <style:text-properties officeooo:paragraph-rsid="1044b2e0"/>
    </style:style>
    <style:style style:name="P32" style:family="paragraph" style:parent-style-name="Standard">
      <style:text-properties officeooo:rsid="0dde9a1c" officeooo:paragraph-rsid="0dde9a1c"/>
    </style:style>
    <style:style style:name="P33" style:family="paragraph" style:parent-style-name="Standard">
      <style:text-properties officeooo:paragraph-rsid="0c8364eb"/>
    </style:style>
    <style:style style:name="P34" style:family="paragraph" style:parent-style-name="Standard">
      <style:text-properties officeooo:paragraph-rsid="1108b645"/>
    </style:style>
    <style:style style:name="P35" style:family="paragraph" style:parent-style-name="Standard">
      <style:paragraph-properties fo:text-align="center" style:justify-single-word="false"/>
      <style:text-properties officeooo:paragraph-rsid="0db0d4d1"/>
    </style:style>
    <style:style style:name="P36" style:family="paragraph" style:parent-style-name="Standard">
      <style:text-properties officeooo:paragraph-rsid="0f9ce6c3"/>
    </style:style>
    <style:style style:name="P37" style:family="paragraph" style:parent-style-name="Standard">
      <style:text-properties officeooo:rsid="0dde9a1c" officeooo:paragraph-rsid="0f28fb61"/>
    </style:style>
    <style:style style:name="P38" style:family="paragraph" style:parent-style-name="Standard" style:list-style-name="L1">
      <style:paragraph-properties fo:break-before="page"/>
      <style:text-properties officeooo:paragraph-rsid="0b0ddd8e"/>
    </style:style>
    <style:style style:name="P3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officeooo:paragraph-rsid="104d50c8"/>
    </style:style>
    <style:style style:name="P41" style:family="paragraph" style:parent-style-name="Footnote">
      <style:text-properties officeooo:paragraph-rsid="108e3d76"/>
    </style:style>
    <style:style style:name="P42" style:family="paragraph" style:parent-style-name="Footnote">
      <style:text-properties officeooo:paragraph-rsid="0f92b562"/>
    </style:style>
    <style:style style:name="P43" style:family="paragraph" style:parent-style-name="Footnote">
      <style:text-properties officeooo:paragraph-rsid="1020b286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811c9"/>
    </style:style>
    <style:style style:name="P45" style:family="paragraph" style:parent-style-name="Standard">
      <style:paragraph-properties fo:text-align="center" style:justify-single-word="false"/>
      <style:text-properties officeooo:paragraph-rsid="0eb4913f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56f7f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47" style:family="paragraph" style:parent-style-name="Standard">
      <style:text-properties officeooo:paragraph-rsid="0b0ddd8e"/>
    </style:style>
    <style:style style:name="P4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49" style:family="paragraph" style:parent-style-name="Standard">
      <style:text-properties officeooo:paragraph-rsid="04f68805"/>
    </style:style>
    <style:style style:name="P50" style:family="paragraph" style:parent-style-name="Standard">
      <style:paragraph-properties fo:text-align="center" style:justify-single-word="false"/>
      <style:text-properties officeooo:paragraph-rsid="0cc5fe5b"/>
    </style:style>
    <style:style style:name="P51" style:family="paragraph" style:parent-style-name="Standard">
      <style:text-properties officeooo:paragraph-rsid="10656f7f"/>
    </style:style>
    <style:style style:name="P52" style:family="paragraph" style:parent-style-name="Footnote">
      <style:text-properties style:font-name="Liberation Sans" fo:font-size="10pt" officeooo:paragraph-rsid="109ec988" style:font-size-asian="10pt" style:font-size-complex="10pt"/>
    </style:style>
    <style:style style:name="P53" style:family="paragraph" style:parent-style-name="Standard">
      <style:paragraph-properties fo:text-align="center" style:justify-single-word="false"/>
      <style:text-properties officeooo:paragraph-rsid="0d1ec96e"/>
    </style:style>
    <style:style style:name="P54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55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56" style:family="paragraph" style:parent-style-name="Standard">
      <style:text-properties officeooo:rsid="0dde9a1c" officeooo:paragraph-rsid="0ddfbc49"/>
    </style:style>
    <style:style style:name="P57" style:family="paragraph" style:parent-style-name="Standard">
      <style:text-properties officeooo:paragraph-rsid="0ddfbc49"/>
    </style:style>
    <style:style style:name="P58" style:family="paragraph" style:parent-style-name="Standard">
      <style:text-properties officeooo:paragraph-rsid="0f9ee08e"/>
    </style:style>
    <style:style style:name="P5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1" style:family="paragraph" style:parent-style-name="Standard">
      <style:paragraph-properties fo:text-align="center" style:justify-single-word="false"/>
      <style:text-properties officeooo:paragraph-rsid="0d804757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56f7f"/>
    </style:style>
    <style:style style:name="P63" style:family="paragraph" style:parent-style-name="Footnote">
      <style:text-properties officeooo:rsid="043ccc66" officeooo:paragraph-rsid="0e5afad8"/>
    </style:style>
    <style:style style:name="P64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6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66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6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officeooo:paragraph-rsid="1085815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8" style:family="paragraph" style:parent-style-name="Standard">
      <style:paragraph-properties fo:text-align="center" style:justify-single-word="false"/>
      <style:text-properties officeooo:paragraph-rsid="0dce9327"/>
    </style:style>
    <style:style style:name="P69" style:family="paragraph" style:parent-style-name="Standard">
      <style:paragraph-properties fo:text-align="center" style:justify-single-word="false"/>
      <style:text-properties officeooo:paragraph-rsid="10411e41"/>
    </style:style>
    <style:style style:name="P70" style:family="paragraph" style:parent-style-name="Standard">
      <style:text-properties officeooo:paragraph-rsid="10aa1f15"/>
    </style:style>
    <style:style style:name="P71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7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7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7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75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6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77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78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79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T1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11" style:family="text">
      <style:text-properties style:use-window-font-color="true" loext:opacity="0%" style:font-name="Liberation Sans" fo:font-size="12pt" style:font-size-asian="12pt" style:font-size-complex="12pt"/>
    </style:style>
    <style:style style:name="T12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" style:family="text">
      <style:text-properties style:use-window-font-color="true" loext:opacity="0%" style:font-name="Liberation Sans" fo:font-size="12pt" fo:language="nl" fo:country="NL" fo:font-weight="normal" officeooo:rsid="10778d2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5" style:family="text">
      <style:text-properties style:use-window-font-color="true" loext:opacity="0%" style:font-name="Liberation Sans" fo:font-size="12pt" fo:language="nl" fo:country="NL" officeooo:rsid="106b703b" style:font-size-asian="12pt" style:language-asian="nl" style:country-asian="NL" style:font-name-complex="Bitstream Vera Sans" style:font-size-complex="12pt"/>
    </style:style>
    <style:style style:name="T16" style:family="text">
      <style:text-properties style:use-window-font-color="true" loext:opacity="0%" style:font-name="Liberation Sans" fo:font-size="12pt" fo:language="nl" fo:country="NL" style:text-underline-style="none" officeooo:rsid="106515af" style:font-size-asian="12pt" style:language-asian="nl" style:country-asian="NL" style:font-name-complex="Bitstream Vera Sans" style:font-size-complex="12pt" style:language-complex="nl" style:country-complex="NL"/>
    </style:style>
    <style:style style:name="T17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" style:family="text">
      <style:text-properties style:font-name="Liberation Sans" fo:font-size="12pt" style:text-underline-style="none" style:font-size-asian="12pt" style:font-size-complex="12pt"/>
    </style:style>
    <style:style style:name="T19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" style:family="text">
      <style:text-properties style:use-window-font-color="true" loext:opacity="0%" style:font-name="Liberation Sans" fo:font-size="12pt" fo:language="nl" fo:country="NL" officeooo:rsid="106b703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3" style:family="text">
      <style:text-properties fo:color="#000000" loext:opacity="100%" style:font-name="Liberation Sans" fo:font-size="12pt" fo:language="nl" fo:country="NL" fo:font-style="normal" officeooo:rsid="10a4a5c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4" style:family="text">
      <style:text-properties style:font-name="Liberation Sans" fo:font-size="12pt" style:text-underline-style="none" officeooo:rsid="1092a9da" style:font-size-asian="12pt" style:font-size-complex="12pt"/>
    </style:style>
    <style:style style:name="T25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" style:family="text">
      <style:text-properties style:font-name="Liberation Sans" fo:font-size="12pt" style:font-size-asian="12pt" style:font-size-complex="12pt"/>
    </style:style>
    <style:style style:name="T27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9" style:family="text">
      <style:text-properties style:use-window-font-color="true" loext:opacity="0%" style:font-name="Liberation Sans" fo:font-size="12pt" fo:language="nl" fo:country="NL" fo:font-style="normal" fo:font-weight="normal" officeooo:rsid="10a4a5c2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0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" fo:font-size="12pt" fo:language="nl" fo:country="NL" fo:font-style="normal" style:text-underline-style="none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34" style:family="text">
      <style:text-properties style:use-window-font-color="true" loext:opacity="0%" style:font-name="Liberation Sans" fo:font-size="12pt" fo:language="nl" fo:country="NL" fo:font-style="normal" style:text-underline-style="none" officeooo:rsid="1092a9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style:use-window-font-color="true" loext:opacity="0%" style:font-name="Liberation Sans" fo:font-size="12pt" fo:language="nl" fo:country="NL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style:use-window-font-color="true" loext:opacity="0%" style:font-name="Liberation Sans" fo:font-size="12pt" fo:language="nl" fo:country="NL" fo:font-style="normal" fo:font-weight="normal" officeooo:rsid="10778d2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style:use-window-font-color="true" loext:opacity="0%" style:font-name="Liberation Sans" fo:font-size="12pt" fo:language="nl" fo:country="NL" fo:font-style="normal" officeooo:rsid="10761ee1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officeooo:rsid="10809136"/>
    </style:style>
    <style:style style:name="T40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1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5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style:font-name="Liberation Sans" fo:font-size="12pt" fo:language="nl" fo:country="NL" fo:font-style="normal" fo:font-weight="normal" officeooo:rsid="10a33e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49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0" style:family="text">
      <style:text-properties fo:color="#000000" loext:opacity="100%" fo:language="nl" fo:country="NL" fo:font-style="normal" fo:font-weight="normal" officeooo:rsid="0a1cd49f" style:font-family-asian="OpenSymbol" style:font-charset-asian="x-symbol" style:language-asian="nl" style:country-asian="NL" style:font-style-asian="normal" style:font-weight-asian="normal" style:font-family-complex="OpenSymbol" style:font-charset-complex="x-symbol" style:font-style-complex="normal" style:font-weight-complex="normal"/>
    </style:style>
    <style:style style:name="T51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52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family-asian="'DejaVu Sans'" style:font-family-generic-asian="swiss" style:font-pitch-asian="variable" style:language-asian="nl" style:country-asian="NL" style:font-name-complex="Bitstream Vera Sans" style:language-complex="nl" style:country-complex="NL"/>
    </style:style>
    <style:style style:name="T55" style:family="text">
      <style:text-properties style:font-name="Liberation Sans" fo:font-size="12pt" fo:language="nl" fo:country="NL" style:text-underline-style="none" officeooo:rsid="0462b983" fo:background-color="transparent" loext:char-shading-value="0" style:font-family-asian="'DejaVu Sans'" style:font-family-generic-asian="swiss" style:font-pitch-asian="variable" style:language-asian="nl" style:country-asian="NL" style:font-name-complex="Bitstream Vera Sans" style:language-complex="nl" style:country-complex="NL"/>
    </style:style>
    <style:style style:name="T56" style:family="text">
      <style:text-properties style:font-name="Liberation Sans" fo:font-size="12pt" fo:language="nl" fo:country="NL" style:text-underline-style="none" officeooo:rsid="1063929c" fo:background-color="transparent" loext:char-shading-value="0" style:font-family-asian="'DejaVu Sans'" style:font-family-generic-asian="swiss" style:font-pitch-asian="variable" style:language-asian="nl" style:country-asian="NL" style:font-name-complex="Bitstream Vera Sans" style:language-complex="nl" style:country-complex="NL"/>
    </style:style>
    <style:style style:name="T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1063929c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family-asian="'DejaVu Sans'" style:font-family-generic-asian="swiss" style:font-pitch-asian="variable" style:language-asian="nl" style:country-asian="NL" style:font-name-complex="Bitstream Vera Sans" style:language-complex="nl" style:country-complex="N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4ef98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fo:language="nl" fo:country="NL" fo:font-style="normal" fo:font-weight="normal" officeooo:rsid="10d72e6f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normal" officeooo:rsid="08d331fb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4dae9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32a3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a84028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fo:language="nl" fo:country="NL" fo:font-style="normal" style:text-underline-style="none" officeooo:rsid="106e69d4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5" style:family="text">
      <style:text-properties fo:color="#000000" loext:opacity="100%" style:text-line-through-style="none" style:text-line-through-type="none" fo:language="nl" fo:country="NL" fo:font-style="normal" fo:font-weight="normal" officeooo:rsid="106b777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language="nl" fo:country="NL" fo:font-style="normal" fo:font-weight="normal" officeooo:rsid="1056903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fo:language="nl" fo:country="NL" fo:font-style="normal" fo:font-weight="normal" officeooo:rsid="110a902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10aa1f1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fo:language="nl" fo:country="NL" fo:font-style="normal" style:text-underline-style="none" officeooo:rsid="10aa5c9b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00" style:family="text">
      <style:text-properties fo:color="#000000" loext:opacity="100%" style:font-name="Liberation Sans" fo:font-size="12pt" style:font-size-asian="12pt" style:font-size-complex="12pt"/>
    </style:style>
    <style:style style:name="T101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0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6" style:family="text">
      <style:text-properties fo:color="#000000" loext:opacity="100%" style:text-line-through-style="none" style:text-line-through-type="none" style:font-name="Liberation Sans" fo:font-size="10pt" style:text-underline-style="none" officeooo:rsid="10ab0c9f" style:font-size-asian="10pt" style:font-size-complex="10pt"/>
    </style:style>
    <style:style style:name="T107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09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110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11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2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13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17" style:family="text">
      <style:text-properties officeooo:rsid="04473353"/>
    </style:style>
    <style:style style:name="T118" style:family="text">
      <style:text-properties officeooo:rsid="0f95a7a0"/>
    </style:style>
    <style:style style:name="T119" style:family="text">
      <style:text-properties officeooo:rsid="0f8f58bd"/>
    </style:style>
    <style:style style:name="T120" style:family="text">
      <style:text-properties officeooo:rsid="0aace3cd"/>
    </style:style>
    <style:style style:name="T121" style:family="text">
      <style:text-properties style:font-name="Ubuntu" fo:font-size="10pt" style:font-size-asian="10pt" style:font-size-complex="10pt"/>
    </style:style>
    <style:style style:name="T122" style:family="text">
      <style:text-properties style:font-name="Liberation Sans" fo:font-size="10pt" style:font-size-asian="10pt" style:font-size-complex="10pt"/>
    </style:style>
    <style:style style:name="T123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25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family-asian="OpenSymbol" style:font-charset-asian="x-symbol" style:font-size-asian="10pt" style:language-asian="nl" style:country-asian="NL" style:font-style-asian="normal" style:font-weight-asian="normal" style:font-family-complex="OpenSymbol" style:font-charset-complex="x-symbol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f9f36d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fo:language="nl" fo:country="NL" fo:font-style="normal" style:text-underline-style="none" officeooo:rsid="0d7cb103" style:font-size-asian="10pt" style:language-asian="nl" style:country-asian="NL" style:font-style-asian="normal" style:font-name-complex="Bitstream Vera Sans" style:font-size-complex="10pt" style:font-style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99394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99394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14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a33e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811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fo:language="nl" fo:country="NL" fo:font-style="normal" style:text-underline-style="none" officeooo:rsid="106f2629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8" style:family="text">
      <style:text-properties fo:color="#000000" loext:opacity="100%" style:font-name="Liberation Sans" fo:font-size="12pt" officeooo:rsid="106cfca8" style:font-size-asian="12pt" style:font-size-complex="12pt"/>
    </style:style>
    <style:style style:name="T149" style:family="text">
      <style:text-properties fo:color="#000000" loext:opacity="100%" style:font-name="Liberation Sans" fo:font-size="12pt" fo:font-weight="bold" officeooo:rsid="106cfca8" style:font-size-asian="12pt" style:font-weight-asian="bold" style:font-size-complex="12pt" style:font-weight-complex="bold"/>
    </style:style>
    <style:style style:name="T150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51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52" style:family="text">
      <style:text-properties fo:color="#000000" loext:opacity="100%" officeooo:rsid="0f2e8f46" style:font-size-asian="12pt" style:font-size-complex="12pt"/>
    </style:style>
    <style:style style:name="T153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154" style:family="text">
      <style:text-properties fo:color="#000000" loext:opacity="100%" fo:language="nl" fo:country="NL" officeooo:rsid="102d8f8b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55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156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57" style:family="text">
      <style:text-properties style:text-line-through-style="none" style:text-line-through-type="none" style:font-name="Liberation Sans" fo:font-size="12pt" style:text-underline-style="none" officeooo:rsid="1044eaf6" style:font-size-asian="12pt" style:font-size-complex="12pt"/>
    </style:style>
    <style:style style:name="T158" style:family="text">
      <style:text-properties officeooo:rsid="1059a4a9"/>
    </style:style>
    <style:style style:name="T159" style:family="text">
      <style:text-properties style:text-line-through-style="none" style:text-line-through-type="none" style:font-name="Liberation Sans" fo:font-size="12pt" style:text-underline-style="none" officeooo:rsid="1046c72c" style:font-size-asian="12pt" style:font-size-complex="12pt"/>
    </style:style>
    <style:style style:name="T160" style:family="text">
      <style:text-properties style:text-line-through-style="none" style:text-line-through-type="none" style:font-name="Liberation Sans" fo:font-size="12pt" style:text-underline-style="none" officeooo:rsid="0f2e8f46" style:font-size-asian="12pt" style:font-size-complex="12pt"/>
    </style:style>
    <style:style style:name="T161" style:family="text">
      <style:text-properties style:text-line-through-style="none" style:text-line-through-type="none" style:font-name="Liberation Sans" fo:font-size="12pt" style:text-underline-style="none" officeooo:rsid="0f2eec5c" style:font-size-asian="12pt" style:font-size-complex="12pt"/>
    </style:style>
    <style:style style:name="T162" style:family="text">
      <style:text-properties style:text-line-through-style="none" style:text-line-through-type="none" style:font-name="Liberation Sans" fo:font-size="12pt" style:text-underline-style="none" officeooo:rsid="0bac438a" style:font-size-asian="12pt" style:font-size-complex="12pt"/>
    </style:style>
    <style:style style:name="T163" style:family="text">
      <style:text-properties style:text-line-through-style="none" style:text-line-through-type="none" style:font-name="Liberation Sans" fo:font-size="12pt" style:text-underline-style="none" fo:font-weight="bold" officeooo:rsid="102d8f8b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164" style:family="text">
      <style:text-properties style:text-line-through-style="none" style:text-line-through-type="none" style:font-name="Liberation Sans" fo:font-size="12pt" style:text-underline-style="none" officeooo:rsid="102e8ac7" style:font-size-asian="12pt" style:font-size-complex="12pt"/>
    </style:style>
    <style:style style:name="T165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66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67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68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69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70" style:family="text">
      <style:text-properties style:font-name="Liberation Sans" fo:font-size="12pt" style:text-underline-style="none" officeooo:rsid="0462b983" style:font-family-asian="'DejaVu Sans'" style:font-family-generic-asian="swiss" style:font-pitch-asian="variable" style:font-size-asian="12pt" style:font-size-complex="12pt" style:language-complex="nl" style:country-complex="NL"/>
    </style:style>
    <style:style style:name="T171" style:family="text">
      <style:text-properties style:font-name="Liberation Sans" fo:font-size="12pt" style:text-underline-style="none" officeooo:rsid="1063929c" style:font-family-asian="'DejaVu Sans'" style:font-family-generic-asian="swiss" style:font-pitch-asian="variable" style:font-size-asian="12pt" style:font-size-complex="12pt" style:language-complex="nl" style:country-complex="NL"/>
    </style:style>
    <style:style style:name="T172" style:family="text">
      <style:text-properties style:text-line-through-style="none" style:text-line-through-type="none" style:font-name="Liberation Sans" fo:font-size="12pt" style:text-underline-style="none" officeooo:rsid="0302ebd2" style:font-size-asian="12pt" style:font-size-complex="12pt"/>
    </style:style>
    <style:style style:name="T173" style:family="text">
      <style:text-properties style:text-line-through-style="none" style:text-line-through-type="none" style:font-name="Liberation Sans3" fo:font-size="12pt" style:text-underline-style="none" fo:font-weight="bold" officeooo:rsid="0302ebd2" style:font-size-asian="12pt" style:font-weight-asian="bold" style:font-size-complex="12pt" style:font-weight-complex="bold"/>
    </style:style>
    <style:style style:name="T174" style:family="text">
      <style:text-properties style:text-line-through-style="none" style:text-line-through-type="none" style:font-name="Liberation Sans" fo:font-size="12pt" style:text-underline-style="none" officeooo:rsid="102e8ac7" style:font-name-asian="HG Mincho Light J" style:font-size-asian="12pt" style:font-size-complex="12pt" style:language-complex="nl" style:country-complex="NL"/>
    </style:style>
    <style:style style:name="T175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176" style:family="text">
      <style:text-properties style:text-line-through-style="none" style:text-line-through-type="none" style:font-name="Liberation Sans" fo:font-size="12pt" style:text-underline-style="none" fo:font-weight="bold" officeooo:rsid="0371cd02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77" style:family="text">
      <style:text-properties style:text-line-through-style="none" style:text-line-through-type="none" style:font-name="Liberation Sans" fo:font-size="12pt" style:text-underline-style="none" fo:font-weight="bold" officeooo:rsid="102e8ac7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78" style:family="text">
      <style:text-properties style:font-name="Liberation Sans" fo:font-size="12pt" style:text-underline-style="none" officeooo:rsid="00bddfbe" style:font-size-asian="12pt" style:font-size-complex="12pt"/>
    </style:style>
    <style:style style:name="T179" style:family="text">
      <style:text-properties style:text-line-through-style="none" style:text-line-through-type="none" style:font-name="Liberation Sans3" fo:font-size="12pt" style:text-underline-style="none" fo:font-weight="bold" officeooo:rsid="00bddfbe" style:font-size-asian="12pt" style:font-weight-asian="bold" style:font-size-complex="12pt" style:font-weight-complex="bold"/>
    </style:style>
    <style:style style:name="T180" style:family="text">
      <style:text-properties style:text-line-through-style="none" style:text-line-through-type="none" style:font-name="Liberation Sans" fo:font-size="12pt" style:text-underline-style="none" officeooo:rsid="102fe4ee" style:font-size-asian="12pt" style:font-size-complex="12pt"/>
    </style:style>
    <style:style style:name="T181" style:family="text">
      <style:text-properties style:text-line-through-style="none" style:text-line-through-type="none" style:font-name="Liberation Sans" fo:font-size="12pt" style:text-underline-style="none" officeooo:rsid="0906a60d" style:font-size-asian="12pt" style:font-size-complex="12pt"/>
    </style:style>
    <style:style style:name="T182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font-name="Liberation Sans" fo:font-size="12pt" fo:language="nl" fo:country="NL" style:text-underline-style="none" officeooo:rsid="0462b98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8" style:family="text">
      <style:text-properties style:font-name="Liberation Sans" fo:font-size="12pt" fo:language="nl" fo:country="NL" style:text-underline-style="none" officeooo:rsid="1063929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90" style:family="text">
      <style:text-properties style:font-name="Liberation Sans" fo:font-size="12pt" officeooo:rsid="0d1ec96e" style:font-size-asian="12pt" style:font-size-complex="12pt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549f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fo:language="nl" fo:country="NL" fo:font-style="normal" style:text-underline-style="none" officeooo:rsid="1070a5a2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9" style:family="text">
      <style:text-properties style:font-name="Liberation Sans" fo:font-size="12pt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2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3" style:family="text">
      <style:text-properties fo:font-size="10pt" fo:language="nl" fo:country="NL" fo:font-style="normal" style:text-underline-style="none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9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0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1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2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13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14" style:family="text">
      <style:text-properties fo:color="#000000" loext:opacity="100%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15" style:family="text">
      <style:text-properties fo:color="#000000" loext:opacity="100%" style:text-line-through-style="none" style:text-line-through-type="none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1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4" form:id="control14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server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</text:user-field-decls>
      <text:p text:style-name="P1"><text:span text:style-name="T1">C</text:span><text:span text:style-name="T2">hecklist voor </text:span><text:span text:style-name="T3">de installatie</text:span><text:span text:style-name="T2"> van </text:span><text:span text:style-name="T2"><text:user-field-get text:name="Distro">Ubuntu</text:user-field-get></text:span><text:span text:style-name="T2"><text:s/></text:span><text:span text:style-name="T4">Desktop</text:span><text:span text:style-name="T5">.</text:span></text:p>
      <text:p text:style-name="P2"/>
      <text:p text:style-name="P3"/>
      <text:p text:style-name="P4">Vul het tekstvak achter &lt;...&gt; in</text:p>
      <text:p text:style-name="P5"><text:span text:style-name="T6">&lt;</text:span><text:span text:style-name="T7">g</text:span><text:span text:style-name="T8">ebruiker</text:span><text:span text:style-name="T6">&gt;</text:span><text:span text:style-name="T9"><text:tab/></text:span><text:span text:style-name="T10"> </text:span><text:span text:style-name="T11"><text:tab/><text:tab/><text:tab/></text:span><text:span text:style-name="T12"><draw:control text:anchor-type="as-char" svg:y="-0.4cm" draw:z-index="12" draw:name="Gebruiker 2" draw:style-name="gr1" draw:text-style-name="P6" svg:width="6.002cm" svg:height="0.5cm" draw:control="control11"><svg:title>Gebruiker</svg:title><svg:desc>Volledige naam, bijv. Jan Stek</svg:desc></draw:control></text:span><text:span text:style-name="T12"><text:tab/></text:span><text:span text:style-name="T13">b</text:span><text:span text:style-name="T14">ijv</text:span><text:span text:style-name="T15">.</text:span><text:span text:style-name="T14"> </text:span><text:span text:style-name="T16">Karel Zimmer</text:span></text:p>
      <text:p text:style-name="P7"><text:span text:style-name="T17">&lt;g</text:span><text:span text:style-name="T18">ebruikersnaam&gt;<text:tab/></text:span><text:span text:style-name="T19"><draw:control text:anchor-type="as-char" svg:y="-0.4cm" draw:z-index="13" draw:name="Gberuikersnaam 3" draw:style-name="gr1" draw:text-style-name="P6" svg:width="6.002cm" svg:height="0.5cm" draw:control="control12"><svg:title>Gebruikersnaam</svg:title><svg:desc>Korte naam, bijv. jan</svg:desc></draw:control></text:span><text:span text:style-name="T19"><text:tab/></text:span><text:span text:style-name="T13">b</text:span><text:span text:style-name="T20">ijv</text:span><text:span text:style-name="T21">.</text:span><text:span text:style-name="T22"> </text:span><text:span text:style-name="T23">karel</text:span></text:p>
      <text:p text:style-name="P8"><text:span text:style-name="T18">&lt;</text:span><text:span text:style-name="T24">computernaam</text:span><text:span text:style-name="T18">&gt;</text:span><text:span text:style-name="T25"><text:tab/><text:tab/></text:span><text:span text:style-name="T26"><draw:control text:anchor-type="as-char" svg:y="-0.4cm" draw:z-index="14" draw:name="Computernaam 1" draw:style-name="gr1" draw:text-style-name="P6" svg:width="6.002cm" svg:height="0.5cm" draw:control="control13"><svg:title>Computernaam</svg:title><svg:desc>Unieke naam van de computer</svg:desc></draw:control></text:span><text:span text:style-name="T26"> <text:tab/></text:span><text:span text:style-name="T13">b</text:span><text:span text:style-name="T14">ijv</text:span><text:span text:style-name="T15">.</text:span><text:span text:style-name="T27"> </text:span><text:span text:style-name="T28">pc0</text:span><text:span text:style-name="T29">1</text:span></text:p>
      <text:p text:style-name="P9"><text:span text:style-name="T30">&lt;</text:span><text:span text:style-name="T31">g</text:span><text:span text:style-name="T30">ebruiker&gt;</text:span><text:span text:style-name="T32"><text:tab/></text:span><text:span text:style-name="T11"> <text:tab/><text:tab/><text:tab/></text:span><text:span text:style-name="T12"><draw:control text:anchor-type="as-char" svg:y="-0.4cm" draw:z-index="15" draw:name="Gebruiker 3" draw:style-name="gr1" draw:text-style-name="P6" svg:width="6.002cm" svg:height="0.5cm" draw:control="control14"><svg:title>Gebruiker</svg:title><svg:desc>Volledige naam, bijv. Jan Stek</svg:desc></draw:control></text:span><text:span text:style-name="T12"><text:tab/></text:span><text:span text:style-name="T13">e</text:span><text:span text:style-name="T33">v</text:span><text:span text:style-name="T15">t.</text:span><text:span text:style-name="T33"> extra gebruikers</text:span></text:p>
      <text:p text:style-name="P10"><text:span text:style-name="T30">&lt;</text:span><text:span text:style-name="T31">g</text:span><text:span text:style-name="T30">ebruiker</text:span><text:span text:style-name="T34">sn</text:span><text:span text:style-name="T35">aa</text:span><text:span text:style-name="T34">m</text:span><text:span text:style-name="T30">&gt;<text:tab/></text:span><text:span text:style-name="T19"><draw:control text:anchor-type="as-char" svg:y="-0.4cm" draw:z-index="16" draw:name="Gberuikersnaam 4" draw:style-name="gr1" draw:text-style-name="P6" svg:width="6.002cm" svg:height="0.5cm" draw:control="control15"><svg:title>Gebruikersnaam</svg:title><svg:desc>Korte naam, bijv. jan</svg:desc></draw:control></text:span><text:span text:style-name="T19"><text:tab/></text:span><text:span text:style-name="T36">e</text:span><text:span text:style-name="T37">v</text:span><text:span text:style-name="T38">t.</text:span><text:span text:style-name="T37"> extra gebruikers</text:span></text:p>
      <text:p text:style-name="P11"><text:span text:style-name="T39">v</text:span>ervang &lt;...&gt; in deze checklist door de waarde in het tekstvak.</text:p>
      <text:p text:style-name="P12"/>
      <text:p text:style-name="P12"/>
      <text:p text:style-name="P13"><text:span text:style-name="Strong_20_Emphasis"><text:span text:style-name="T40">Nog niet op Linux?</text:span></text:span><text:span text:style-name="T41"><text:tab/></text:span><text:span text:style-name="T42">G</text:span><text:span text:style-name="T43">ebruik </text:span><text:span text:style-name="Strong_20_Emphasis"><text:span text:style-name="T44">Checklist </text:span></text:span><text:span text:style-name="Strong_20_Emphasis"><text:span text:style-name="T45">overzetten</text:span></text:span><text:span text:style-name="T43"> op </text:span><text:a xlink:type="simple" xlink:href="https://karelzimer.nl/nl" text:style-name="Internet_20_link" text:visited-style-name="Visited_20_Internet_20_Link"><text:span text:style-name="Internet_20_link"><text:span text:style-name="T46">karelzimmer.nl/nl</text:span></text:span></text:a><text:span text:style-name="T47">.</text:span></text:p>
      <text:p text:style-name="P14"><text:span text:style-name="Strong_20_Emphasis"><text:span text:style-name="T48">Nieuwe installatie?</text:span></text:span><text:span text:style-name="T49"><text:tab/></text:span><text:span text:style-name="T50">B</text:span><text:span text:style-name="T49">egin bij hoofdstuk </text:span><text:span text:style-name="Strong_20_Emphasis"><text:span text:style-name="T48"><text:bookmark-ref text:reference-format="page" text:ref-name="__RefNumPara__4009_1271708128">2</text:bookmark-ref></text:span></text:span><text:span text:style-name="Strong_20_Emphasis"><text:span text:style-name="T48"><text:s text:c="2"/></text:span></text:span><text:span text:style-name="Strong_20_Emphasis"><text:span text:style-name="T51"><text:bookmark-ref text:reference-format="text" text:ref-name="__RefNumPara__4009_1271708128">Installatie uitvoeren</text:bookmark-ref></text:span></text:span><text:span text:style-name="T52">.</text:span></text:p>
      <text:p text:style-name="P15"/>
      <text:p text:style-name="P15"/>
      <text:list text:style-name="L1">
        <text:list-item>
          <text:p text:style-name="P16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1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><text:span text:style-name="Strong_20_Emphasis"><text:span text:style-name="T53"><draw:control text:anchor-type="as-char" draw:z-index="5" draw:name="Vorm3_0" draw:style-name="gr2" draw:text-style-name="P19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18"><text:span text:style-name="Strong_20_Emphasis"><text:span text:style-name="T53"><draw:control text:anchor-type="as-char" draw:z-index="8" draw:name="Vorm3_ 2" draw:style-name="gr2" draw:text-style-name="P19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20"><text:span text:style-name="T54">Aanmelden als </text:span><text:span text:style-name="T55">&lt;</text:span><text:span text:style-name="T56">gebruiker&gt;</text:span><text:span text:style-name="T55"><text:note text:id="ftn1" text:note-class="footnote"><text:note-citation>1</text:note-citation><text:note-body><text:p text:style-name="P21"><text:span text:style-name="T57">E</text:span><text:span text:style-name="T58">v</text:span><text:span text:style-name="T59">en</text:span><text:span text:style-name="T60">t</text:span><text:span text:style-name="T61">uele </text:span><text:span text:style-name="T62">extra </text:span><text:span text:style-name="T63">gebruikers</text:span><text:span text:style-name="T62"> aanmelden </text:span><text:span text:style-name="T64">en dezelfde stappen uitvoeren</text:span><text:span text:style-name="T65">.</text:span></text:p></text:note-body></text:note></text:span><text:span text:style-name="T66">.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5"><text:span text:style-name="Strong_20_Emphasis"><text:span text:style-name="T67"><draw:control text:anchor-type="as-char" draw:z-index="17" draw:name="Vorm4" draw:style-name="gr2" draw:text-style-name="P19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3" office:value-type="string">
            <text:p text:style-name="P26"><text:span text:style-name="T68">T</text:span><text:span text:style-name="T69">yp </text:span><text:span text:style-name="User_20_Entry"><text:span text:style-name="T70">term</text:span></text:span><text:span text:style-name="T71"> </text:span><text:span text:style-name="T68">op het activiteitenoverzicht</text:span><text:span text:style-name="T72"><text:note text:id="ftn2" text:note-class="footnote"><text:note-citation>2</text:note-citation><text:note-body><text:p text:style-name="P27">Druk op de Super (Windows/command/vergrootglas) toets of klik in de linkerbovenhoek.</text:p></text:note-body></text:note></text:span><text:span text:style-name="T68"> </text:span><text:span text:style-name="T73">e</text:span><text:span text:style-name="T74">n </text:span><text:span text:style-name="T75">k</text:span><text:span text:style-name="T74">lik op het </text:span><text:span text:style-name="Strong_20_Emphasis"><text:span text:style-name="T76">Terminalvenster</text:span></text:span><text:span text:style-name="Strong_20_Emphasis"><text:span text:style-name="T77">-</text:span></text:span><text:span text:style-name="Strong_20_Emphasis"><text:span text:style-name="T74">pictogram</text:span></text:span><text:span text:style-name="Strong_20_Emphasis"><text:span text:style-name="T78">.</text:span></text:span><text:span text:style-name="Strong_20_Emphasis"><text:span text:style-name="T79"> 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><text:span text:style-name="Strong_20_Emphasis"><text:span text:style-name="T80"/></text:span></text:p>
          </table:table-cell>
          <table:table-cell table:style-name="_31_._5f_Installatie_5f_voorbereiden.A1" office:value-type="string">
            <text:p text:style-name="P28"><text:span text:style-name="Strong_20_Emphasis"><text:span text:style-name="T80"/></text:span></text:p>
          </table:table-cell>
          <table:table-cell table:style-name="_31_._5f_Installatie_5f_voorbereiden.D4" office:value-type="string">
            <text:p text:style-name="P29"><text:span text:style-name="T26">Typ</text:span><text:span text:style-name="T79"> de </text:span><text:span text:style-name="T81">volgende </text:span><text:span text:style-name="T82">drie</text:span><text:span text:style-name="T83"> </text:span><text:span text:style-name="T79">opdrachten, ieder gevolgd door de </text:span><text:span text:style-name="T84">Enter</text:span><text:span text:style-name="T74">-toets: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4" office:value-type="string">
            <text:p text:style-name="P30"><text:span text:style-name="User_20_Entry"><text:span text:style-name="T85">sudo apt install </text:span></text:span><text:span text:style-name="User_20_Entry"><text:span text:style-name="T86">wget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6" office:value-type="string">
            <text:p text:style-name="P31"><text:span text:style-name="User_20_Entry"><text:span text:style-name="T86">wget karelzimmer.nl/</text:span></text:span><text:span text:style-name="User_20_Entry"><text:span text:style-name="T87">getkz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7" office:value-type="string">
            <text:p text:style-name="P31"><text:span text:style-name="User_20_Entry"><text:span text:style-name="T86">bash </text:span></text:span><text:span text:style-name="User_20_Entry"><text:span text:style-name="T88">getkz</text:span>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8" office:value-type="string">
            <text:p text:style-name="P32"><text:span text:style-name="T26">V</text:span><text:span text:style-name="T89">olg </text:span><text:span text:style-name="T90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9" office:value-type="string">
            <text:p text:style-name="P33"/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5"><text:span text:style-name="T67"><draw:control text:anchor-type="as-char" draw:z-index="18" draw:name="Vorm 3" draw:style-name="gr2" draw:text-style-name="P19" svg:width="0.35cm" svg:height="0.35cm" draw:control="control17"/></text:span></text:p>
          </table:table-cell>
          <table:table-cell table:style-name="_31_._5f_Installatie_5f_voorbereiden.A1" office:value-type="string">
            <text:p text:style-name="P25"><text:span text:style-name="T67"><draw:control text:anchor-type="as-char" draw:z-index="19" draw:name="Vorm 4" draw:style-name="gr2" draw:text-style-name="P19" svg:width="0.35cm" svg:height="0.35cm" draw:control="control18"/></text:span></text:p>
          </table:table-cell>
          <table:table-cell table:style-name="_31_._5f_Installatie_5f_voorbereiden.D10" office:value-type="string">
            <text:p text:style-name="P34"><text:span text:style-name="T68">T</text:span><text:span text:style-name="T69">yp </text:span><text:span text:style-name="User_20_Entry"><text:span text:style-name="T91">menu</text:span></text:span><text:span text:style-name="T71"> </text:span><text:span text:style-name="T68">op het activiteitenoverzicht</text:span><text:span text:style-name="T92">2</text:span><text:span text:style-name="T68"> </text:span><text:span text:style-name="T73">e</text:span><text:span text:style-name="T74">n </text:span><text:span text:style-name="T75">k</text:span><text:span text:style-name="T74">lik op het </text:span><text:span text:style-name="Strong_20_Emphasis"><text:span text:style-name="T93">KZ</text:span></text:span><text:span text:style-name="Strong_20_Emphasis"><text:span text:style-name="T77">-</text:span></text:span><text:span text:style-name="Strong_20_Emphasis"><text:span text:style-name="T74">pictogram.</text:span></text:span>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><text:span text:style-name="T80"/></text:p>
          </table:table-cell>
          <table:table-cell table:style-name="_31_._5f_Installatie_5f_voorbereiden.A1" office:value-type="string">
            <text:p text:style-name="P35"><text:span text:style-name="T80"/></text:p>
          </table:table-cell>
          <table:table-cell table:style-name="_31_._5f_Installatie_5f_voorbereiden.D11" office:value-type="string">
            <text:p text:style-name="P36"><text:span text:style-name="T94">Selecteer</text:span><text:span text:style-name="T90"> </text:span><text:span text:style-name="Strong_20_Emphasis"><text:span text:style-name="T95">1</text:span></text:span><text:span text:style-name="T96"> </text:span><text:span text:style-name="T97">Installatie voorbereiden</text:span><text:span text:style-name="T98">.</text:span>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12" office:value-type="string">
            <text:p text:style-name="P37"><text:span text:style-name="T26">V</text:span><text:span text:style-name="T89">olg </text:span><text:span text:style-name="T90">de aanwijzingen op het scherm.</text:span></text:p>
          </table:table-cell>
        </table:table-row>
      </table:table>
      <text:p text:style-name="P23"/>
      <text:list text:continue-numbering="true" text:style-name="L1">
        <text:list-item>
          <text:p text:style-name="P38"><text:bookmark-start text:name="__RefNumPara__4009_1271708128"/><text:span text:style-name="Strong_20_Emphasis"><text:span text:style-name="T99">Installatie uitvoeren</text:span></text:span><text:bookmark-end text:name="__RefNumPara__4009_1271708128"/></text:p>
        </text:list-item>
      </text:list>
      <text:p text:style-name="P3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B1" office:value-type="string">
            <text:p text:style-name="P24"><text:span text:style-name="Strong_20_Emphasis"><text:span text:style-name="T67"><draw:control text:anchor-type="as-char" draw:z-index="2" draw:name="Vorm9" draw:style-name="gr2" draw:text-style-name="P19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40"><text:span text:style-name="T100">Start de computer op vanaf</text:span><text:span text:style-name="T100"><text:note text:id="ftn3" text:note-class="footnote"><text:note-citation>1</text:note-citation><text:note-body><text:p text:style-name="P41"><text:span text:style-name="T101">B</text:span><text:span text:style-name="T102">ootmenu/</text:span><text:span text:style-name="T101">S</text:span><text:span text:style-name="T102">etup</text:span><text:span text:style-name="T103"> via </text:span><text:span text:style-name="T104">é</text:span><text:span text:style-name="T105">é</text:span><text:span text:style-name="T101">n van de </text:span><text:span text:style-name="T106">v</text:span><text:span text:style-name="T107">eelgebruikte toetsen:</text:span><text:span text:style-name="T108"> </text:span><text:span text:style-name="T109">Esc</text:span><text:span text:style-name="T108">, </text:span><text:span text:style-name="T109">Delete</text:span><text:span text:style-name="T108">, </text:span><text:span text:style-name="T109">F1</text:span><text:span text:style-name="T108">, </text:span><text:span text:style-name="T109">F2</text:span><text:span text:style-name="T108">, </text:span><text:span text:style-name="T109">F9</text:span><text:span text:style-name="T108">, </text:span><text:span text:style-name="T109">F10</text:span><text:span text:style-name="T108">, </text:span><text:span text:style-name="T109">F11</text:span><text:span text:style-name="T108">, of </text:span><text:span text:style-name="T109">F12</text:span></text:p></text:note-body></text:note></text:span><text:span text:style-name="T100"> </text:span><text:span text:style-name="T110">een </text:span><text:span text:style-name="T111"><text:user-field-get text:name="Distro">Ubuntu</text:user-field-get></text:span><text:span text:style-name="T112"><text:s/></text:span><text:span text:style-name="T113">Desktop</text:span><text:span text:style-name="T114"> </text:span><text:span text:style-name="T115">L</text:span><text:span text:style-name="T116">ive</text:span><text:span text:style-name="T116"><text:note text:id="ftn4" text:note-class="footnote"><text:note-citation>2</text:note-citation><text:note-body><text:p text:style-name="P42"><text:span text:style-name="T117">Vanaf ee</text:span>n <text:span text:style-name="T118">L</text:span>ive <text:span text:style-name="T119">USB</text:span><text:span text:style-name="T120">-stick</text:span><text:span text:style-name="T121"> </text:span>kunt <text:span text:style-name="T117">u opstarten en</text:span> <text:span text:style-name="T122">met </text:span><text:span text:style-name="T123"><text:user-field-get text:name="Distro">Ubuntu</text:user-field-get></text:span><text:span text:style-name="T123"><text:s/></text:span>werken zonder enige bestanden op de harde schijf te wijzigen en maakt ook installatie van <text:span text:style-name="T123"><text:user-field-get text:name="Distro">Ubuntu</text:user-field-get></text:span><text:span text:style-name="T123"><text:s/></text:span>mogelijk.</text:p></text:note-body></text:note></text:span><text:span text:style-name="T116"> </text:span><text:span text:style-name="T124">USB</text:span><text:span text:style-name="T125">-stick</text:span><text:span text:style-name="T125"><text:note text:id="ftn5" text:note-class="footnote"><text:note-citation>3</text:note-citation><text:note-body><text:p text:style-name="P43"><text:span text:style-name="T126">Maak een opstartbare USB-stick</text:span><text:span text:style-name="T127">:</text:span><text:span text:style-name="Strong_20_Emphasis"><text:span text:style-name="T128"><text:line-break/></text:span></text:span><text:span text:style-name="T129">Download </text:span><text:span text:style-name="T130">een </text:span><text:span text:style-name="Sterk_20_accent_20_voetnoot"><text:span text:style-name="T131"><text:user-field-get text:name="Distro">Ubuntu</text:user-field-get></text:span></text:span><text:span text:style-name="Sterk_20_accent_20_voetnoot"><text:span text:style-name="T131"><text:s/>Desktop</text:span></text:span><text:span text:style-name="T132"> </text:span><text:span text:style-name="T133">i</text:span><text:span text:style-name="T134">mage</text:span><text:span text:style-name="T133"> </text:span><text:span text:style-name="T135">vanaf </text:span><text:a xlink:type="simple" xlink:href="https://ubuntu.com/" text:style-name="Internet_20_link" text:visited-style-name="Visited_20_Internet_20_Link"><text:span text:style-name="T136">ubuntu.com</text:span></text:a><text:span text:style-name="T135">.</text:span><text:span text:style-name="Strong_20_Emphasis"><text:span text:style-name="T137"><text:line-break/></text:span></text:span><text:span text:style-name="T138">De </text:span><text:span text:style-name="T139">ver</text:span><text:span text:style-name="T138">volgstappen staan beschreven in </text:span><text:span text:style-name="Sterk_20_accent_20_voetnoot"><text:span text:style-name="T140">Linux informatie</text:span></text:span><text:span text:style-name="T138">, te vinden op </text:span><text:a xlink:type="simple" xlink:href="https://karelzimmer.nl/nl" text:style-name="Internet_20_link" text:visited-style-name="Visited_20_Internet_20_Link"><text:span text:style-name="T141">karelzimmer.nl/nl</text:span></text:a><text:span text:style-name="T138">.</text:span></text:p></text:note-body></text:note></text:span><text:span text:style-name="T142">.</text:span>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><text:span text:style-name="Strong_20_Emphasis"><text:span text:style-name="T80"/></text:span></text:p>
          </table:table-cell>
          <table:table-cell table:style-name="_32_._5f_Installatie_5f_uitvoeren.C2" office:value-type="string">
            <text:p text:style-name="P44"><text:span text:style-name="T94">Selecteer</text:span><text:span text:style-name="T143"> </text:span><text:span text:style-name="Strong_20_Emphasis"><text:span text:style-name="T144">Try or Install Ubuntu</text:span></text:span><text:span text:style-name="T145"> </text:span><text:span text:style-name="T146">en druk op </text:span><text:span text:style-name="T79">de </text:span><text:span text:style-name="T147">Enter</text:span><text:span text:style-name="T74">-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><text:span text:style-name="Emphasis">Volg de installatieschermen en vul deze in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2" draw:style-name="gr2" draw:text-style-name="P19" svg:width="0.35cm" svg:height="0.35cm" draw:control="control25"/></text:span></text:p>
          </table:table-cell>
          <table:table-cell table:style-name="_32_._5f_Installatie_5f_uitvoeren.C3" office:value-type="string">
            <text:p text:style-name="Standard"><text:span text:style-name="T148">Maak verbinding met het </text:span><text:span text:style-name="T149">netwerk</text:span><text:span text:style-name="T148">; essentieel voor taalinstelling en softwareselectie</text:span><text:span text:style-name="T7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7" draw:name="Vorm 6" draw:style-name="gr2" draw:text-style-name="P19" svg:width="0.35cm" svg:height="0.35cm" draw:control="control6"/></text:span></text:p>
          </table:table-cell>
          <table:table-cell table:style-name="_32_._5f_Installatie_5f_uitvoeren.C8" office:value-type="string">
            <text:p text:style-name="Standard"><text:span text:style-name="T150">Kies</text:span><text:span text:style-name="T151"> </text:span><text:span text:style-name="Strong_20_Emphasis"><text:span text:style-name="T152">Nederlands</text:span></text:span><text:span text:style-name="T151"> en klik</text:span><text:span text:style-name="T153"> </text:span><text:span text:style-name="T151">op</text:span><text:span text:style-name="T150"> </text:span><text:span text:style-name="Strong_20_Emphasis"><text:span text:style-name="T154">Next</text:span></text:span><text:span text:style-name="T15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0" draw:style-name="gr2" draw:text-style-name="P19" svg:width="0.35cm" svg:height="0.35cm" draw:control="control23"/></text:span></text:p>
          </table:table-cell>
          <table:table-cell table:style-name="_32_._5f_Installatie_5f_uitvoeren.C9" office:value-type="string">
            <text:p text:style-name="Standard"><text:span text:style-name="T155">Bij</text:span><text:span text:style-name="T156"> </text:span><text:span text:style-name="Strong_20_Emphasis"><text:span text:style-name="T157">Kies uw toetsenbordindeling</text:span></text:span><text:span text:style-name="T156">: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>Kies <text:span text:style-name="Strong_20_Emphasis">Engels VS</text:span> en <text:span text:style-name="T158">variant</text:span> <text:span text:style-name="Strong_20_Emphasis">Engels (VS, internationaal, met doede toetsen)</text:span><text:span text:style-name="T151"> en klik</text:span><text:span text:style-name="T153"> </text:span><text:span text:style-name="T151">op</text:span><text:span text:style-name="T150"> </text:span><text:span text:style-name="Strong_20_Emphasis"><text:span text:style-name="T154">Next</text:span></text:span><text:span text:style-name="T15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1" draw:style-name="gr2" draw:text-style-name="P19" svg:width="0.35cm" svg:height="0.35cm" draw:control="control24"/></text:span></text:p>
          </table:table-cell>
          <table:table-cell table:style-name="_32_._5f_Installatie_5f_uitvoeren.C9" office:value-type="string">
            <text:p text:style-name="Standard"><text:span text:style-name="T155">Bij</text:span><text:span text:style-name="T156"> </text:span><text:span text:style-name="Strong_20_Emphasis"><text:span text:style-name="T159">What apps would you like to install to start with?</text:span></text:span><text:span text:style-name="T159"> kies </text:span><text:span text:style-name="Strong_20_Emphasis"><text:span text:style-name="T159">Extended selection</text:span></text:span><text:span text:style-name="T160"> en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><text:span text:style-name="T160">klik</text:span><text:span text:style-name="T161"> </text:span><text:span text:style-name="T160">op</text:span><text:span text:style-name="T162"> </text:span><text:span text:style-name="Strong_20_Emphasis"><text:span text:style-name="T163">Next</text:span></text:span><text:span text:style-name="T16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6" draw:name="Vorm 1" draw:style-name="gr2" draw:text-style-name="P19" svg:width="0.35cm" svg:height="0.35cm" draw:control="control5"/></text:span></text:p>
          </table:table-cell>
          <table:table-cell table:style-name="_32_._5f_Installatie_5f_uitvoeren.C16" office:value-type="string">
            <text:p text:style-name="Standard"><text:span text:style-name="T155">Bij</text:span><text:span text:style-name="T156"> </text:span><text:span text:style-name="Strong_20_Emphasis"><text:span text:style-name="T164">Create your account</text:span></text:span><text:span text:style-name="T156">:</text:span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17" office:value-type="string">
            <text:p text:style-name="P46"><text:span text:style-name="T165">V</text:span><text:span text:style-name="T166">ul </text:span><text:span text:style-name="T167">in </text:span><text:span text:style-name="Strong_20_Emphasis"><text:span text:style-name="T164">Your</text:span></text:span><text:span text:style-name="Strong_20_Emphasis"><text:span text:style-name="T168"> n</text:span></text:span><text:span text:style-name="Strong_20_Emphasis"><text:span text:style-name="T169">am</text:span></text:span><text:span text:style-name="Strong_20_Emphasis"><text:span text:style-name="T164">e</text:span></text:span><text:span text:style-name="T169"> </text:span><text:span text:style-name="T170">&lt;</text:span><text:span text:style-name="T171">gebruiker&gt;</text:span><text:span text:style-name="T172">, </text:span><text:span text:style-name="Strong_20_Emphasis"><text:span text:style-name="T173"><text:line-break/></text:span></text:span><text:span text:style-name="Strong_20_Emphasis"><text:span text:style-name="T164">You</text:span></text:span><text:span text:style-name="Strong_20_Emphasis"><text:span text:style-name="T174">r</text:span></text:span><text:span text:style-name="Strong_20_Emphasis"><text:span text:style-name="T168"> </text:span></text:span><text:span text:style-name="Strong_20_Emphasis"><text:span text:style-name="T175">computer</text:span></text:span><text:span text:style-name="Strong_20_Emphasis"><text:span text:style-name="T176">'s </text:span></text:span><text:span text:style-name="Strong_20_Emphasis"><text:span text:style-name="T177">name</text:span></text:span><text:span text:style-name="T178"> &lt;computernaam&gt;</text:span><text:span text:style-name="T169">,</text:span><text:span text:style-name="Strong_20_Emphasis"><text:span text:style-name="T179"><text:line-break/></text:span></text:span><text:span text:style-name="Strong_20_Emphasis"><text:span text:style-name="T180">Your username</text:span></text:span><text:span text:style-name="T169"> &lt;</text:span><text:span text:style-name="T178">gebruikersnaam&gt;</text:span><text:span text:style-name="T169">,</text:span><text:span text:style-name="Strong_20_Emphasis"><text:span text:style-name="T179"><text:line-break/></text:span></text:span><text:span text:style-name="T181">g</text:span><text:span text:style-name="T182">eef tweemaal een </text:span><text:span text:style-name="Strong_20_Emphasis"><text:span text:style-name="T182">wachtwoord</text:span></text:span><text:span text:style-name="T160"> en klik</text:span><text:span text:style-name="T161"> </text:span><text:span text:style-name="T160">op</text:span><text:span text:style-name="T162"> </text:span><text:span text:style-name="Strong_20_Emphasis"><text:span text:style-name="T163">Next</text:span></text:span><text:span text:style-name="T162">.</text:span></text:p>
          </table:table-cell>
        </table:table-row>
      </table:table>
      <text:p text:style-name="P47"><text:span text:style-name="Strong_20_Emphasis"><text:span text:style-name="T183"/></text:span></text:p>
      <text:list text:continue-numbering="true" text:style-name="L1">
        <text:list-item>
          <text:p text:style-name="P48"><text:span text:style-name="Strong_20_Emphasis"><text:span text:style-name="T184">Installatie </text:span></text:span><text:span text:style-name="Strong_20_Emphasis"><text:span text:style-name="T185">afronden</text:span></text:span></text:p>
        </text:list-item>
      </text:list>
      <text:p text:style-name="P49"><text:span text:style-name="Strong_20_Emphasis"><text:span text:style-name="T18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67"><draw:control text:anchor-type="as-char" draw:z-index="3" draw:name="Vorm24" draw:style-name="gr2" draw:text-style-name="P19" svg:width="0.35cm" svg:height="0.35cm" draw:control="control2"/></text:span></text:span></text:p>
          </table:table-cell>
          <table:table-cell table:style-name="_33_._5f_Installatie_5f_afronden.C1" office:value-type="string">
            <text:p text:style-name="P51"><text:span text:style-name="T186">Aanmelden als </text:span><text:span text:style-name="T187">&lt;</text:span><text:span text:style-name="T188">gebruiker&gt;</text:span><text:span text:style-name="T186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><text:span text:style-name="Strong_20_Emphasis"/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0" draw:name="Vorm13_1" draw:style-name="gr2" draw:text-style-name="P19" svg:width="0.35cm" svg:height="0.35cm" draw:control="control9"/></text:span></text:p>
          </table:table-cell>
          <table:table-cell table:style-name="_33_._5f_Installatie_5f_afronden.C3" office:value-type="string">
            <text:p text:style-name="Standard">Volg de welkomstschermen.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5"><text:span text:style-name="Strong_20_Emphasis"><text:span text:style-name="T67"><draw:control text:anchor-type="as-char" draw:z-index="20" draw:name="Vorm 5" draw:style-name="gr2" draw:text-style-name="P19" svg:width="0.35cm" svg:height="0.35cm" draw:control="control19"/></text:span></text:span></text:p>
          </table:table-cell>
          <table:table-cell table:style-name="_33_._5f_Installatie_5f_afronden.C5" office:value-type="string">
            <text:p text:style-name="P26"><text:span text:style-name="T68">T</text:span><text:span text:style-name="T69">yp </text:span><text:span text:style-name="User_20_Entry"><text:span text:style-name="T70">term</text:span></text:span><text:span text:style-name="T71"> </text:span><text:span text:style-name="T68">op het activiteitenoverzicht</text:span><text:span text:style-name="T72"><text:note text:id="ftn6" text:note-class="footnote"><text:note-citation>1</text:note-citation><text:note-body><text:p text:style-name="P52"><text:span text:style-name="T189">Druk op de Super (Windows/command/vergrootglas) toets of klik in de linkerbovenhoek.</text:span><text:span text:style-name="T189"/></text:p></text:note-body></text:note></text:span><text:span text:style-name="T68"> </text:span><text:span text:style-name="T73">e</text:span><text:span text:style-name="T74">n </text:span><text:span text:style-name="T75">k</text:span><text:span text:style-name="T74">lik op het </text:span><text:span text:style-name="Strong_20_Emphasis"><text:span text:style-name="T76">Terminalvenster</text:span></text:span><text:span text:style-name="Strong_20_Emphasis"><text:span text:style-name="T77">-</text:span></text:span><text:span text:style-name="Strong_20_Emphasis"><text:span text:style-name="T74">pictogram</text:span></text:span><text:span text:style-name="Strong_20_Emphasis"><text:span text:style-name="T78">.</text:span></text:span><text:span text:style-name="Strong_20_Emphasis"><text:span text:style-name="T79"> </text:span></text:span></text:p>
          </table:table-cell>
        </table:table-row>
        <table:table-row>
          <table:table-cell table:style-name="_33_._5f_Installatie_5f_afronden.A1" office:value-type="string">
            <text:p text:style-name="P53"/>
          </table:table-cell>
          <table:table-cell table:style-name="_33_._5f_Installatie_5f_afronden.A1" office:value-type="string">
            <text:p text:style-name="P53"><text:span text:style-name="Strong_20_Emphasis"><text:span text:style-name="T80"/></text:span></text:p>
          </table:table-cell>
          <table:table-cell table:style-name="_33_._5f_Installatie_5f_afronden.C6" office:value-type="string">
            <text:p text:style-name="P54"><text:span text:style-name="T190">Typ</text:span><text:span text:style-name="T79"> de </text:span><text:span text:style-name="T191">volgende </text:span><text:span text:style-name="T82">drie</text:span><text:span text:style-name="T83"> </text:span><text:span text:style-name="T79">opdrachten, ieder gevolgd door de </text:span><text:span text:style-name="T192">Enter</text:span><text:span text:style-name="T74">-toets:</text:span></text:p>
          </table:table-cell>
        </table:table-row>
        <table:table-row>
          <table:table-cell table:style-name="_33_._5f_Installatie_5f_afronden.A1" office:value-type="string">
            <text:p text:style-name="P53"/>
          </table:table-cell>
          <table:table-cell table:style-name="_33_._5f_Installatie_5f_afronden.A1" office:value-type="string">
            <text:p text:style-name="P53"/>
          </table:table-cell>
          <table:table-cell table:style-name="_33_._5f_Installatie_5f_afronden.C6" office:value-type="string">
            <text:p text:style-name="P30"><text:span text:style-name="User_20_Entry"><text:span text:style-name="T85">sudo apt install </text:span></text:span><text:span text:style-name="User_20_Entry"><text:span text:style-name="T86">wget</text:span></text:span></text:p>
          </table:table-cell>
        </table:table-row>
        <table:table-row>
          <table:table-cell table:style-name="_33_._5f_Installatie_5f_afronden.A1" office:value-type="string">
            <text:p text:style-name="P53"/>
          </table:table-cell>
          <table:table-cell table:style-name="_33_._5f_Installatie_5f_afronden.A1" office:value-type="string">
            <text:p text:style-name="P53"/>
          </table:table-cell>
          <table:table-cell table:style-name="_33_._5f_Installatie_5f_afronden.C8" office:value-type="string">
            <text:p text:style-name="P31"><text:span text:style-name="User_20_Entry"><text:span text:style-name="T86">wget karelzimmer.nl/</text:span></text:span><text:span text:style-name="User_20_Entry"><text:span text:style-name="T87">getkz</text:span></text:span></text:p>
          </table:table-cell>
        </table:table-row>
        <table:table-row>
          <table:table-cell table:style-name="_33_._5f_Installatie_5f_afronden.A1" office:value-type="string">
            <text:p text:style-name="P53"/>
          </table:table-cell>
          <table:table-cell table:style-name="_33_._5f_Installatie_5f_afronden.A1" office:value-type="string">
            <text:p text:style-name="P53"/>
          </table:table-cell>
          <table:table-cell table:style-name="_33_._5f_Installatie_5f_afronden.C9" office:value-type="string">
            <text:p text:style-name="P31"><text:span text:style-name="User_20_Entry"><text:span text:style-name="T86">bash </text:span></text:span><text:span text:style-name="User_20_Entry"><text:span text:style-name="T88">getkz</text:span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/>
          </table:table-cell>
          <table:table-cell table:style-name="_33_._5f_Installatie_5f_afronden.C10" office:value-type="string">
            <text:p text:style-name="P56"><text:span text:style-name="T26">V</text:span><text:span text:style-name="T89">olg </text:span><text:span text:style-name="T90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/>
          </table:table-cell>
          <table:table-cell table:style-name="_33_._5f_Installatie_5f_afronden.C11" office:value-type="string">
            <text:p text:style-name="P57"/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25"><text:span text:style-name="Strong_20_Emphasis"><text:span text:style-name="T67"><draw:control text:anchor-type="as-char" draw:z-index="21" draw:name="Vorm 7" draw:style-name="gr2" draw:text-style-name="P19" svg:width="0.35cm" svg:height="0.35cm" draw:control="control20"/></text:span></text:span></text:p>
          </table:table-cell>
          <table:table-cell table:style-name="_33_._5f_Installatie_5f_afronden.C12" office:value-type="string">
            <text:p text:style-name="P34"><text:span text:style-name="T68">T</text:span><text:span text:style-name="T69">yp </text:span><text:span text:style-name="User_20_Entry"><text:span text:style-name="T91">menu</text:span></text:span><text:span text:style-name="T71"> </text:span><text:span text:style-name="T68">op het activiteitenoverzicht</text:span><text:span text:style-name="T92">1</text:span><text:span text:style-name="T68"> </text:span><text:span text:style-name="T73">e</text:span><text:span text:style-name="T74">n </text:span><text:span text:style-name="T75">k</text:span><text:span text:style-name="T74">lik op het </text:span><text:span text:style-name="Strong_20_Emphasis"><text:span text:style-name="T93">KZ</text:span></text:span><text:span text:style-name="Strong_20_Emphasis"><text:span text:style-name="T77">-</text:span></text:span><text:span text:style-name="Strong_20_Emphasis"><text:span text:style-name="T74">pictogram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80"/></text:span></text:p>
          </table:table-cell>
          <table:table-cell table:style-name="_33_._5f_Installatie_5f_afronden.C13" office:value-type="string">
            <text:p text:style-name="P58"><text:span text:style-name="T94">Selecteer</text:span><text:span text:style-name="T193"> </text:span><text:span text:style-name="Strong_20_Emphasis"><text:span text:style-name="T194">3</text:span></text:span><text:span text:style-name="T195"> </text:span><text:span text:style-name="T196">Installatie</text:span><text:span text:style-name="T197"> </text:span><text:span text:style-name="T198">afronden</text:span><text:span text:style-name="T98">.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/>
          </table:table-cell>
          <table:table-cell table:style-name="_33_._5f_Installatie_5f_afronden.C14" office:value-type="string">
            <text:p text:style-name="P37"><text:span text:style-name="T26">V</text:span><text:span text:style-name="T89">olg </text:span><text:span text:style-name="T90">de aanwijzingen op het scherm.</text:span></text:p>
          </table:table-cell>
        </table:table-row>
      </table:table>
      <text:p text:style-name="P49"><text:span text:style-name="Strong_20_Emphasis"><text:span text:style-name="T186"/></text:span></text:p>
      <text:list text:continue-numbering="true" text:style-name="L1">
        <text:list-item>
          <text:p text:style-name="P59"><text:span text:style-name="Strong_20_Emphasis"><text:span text:style-name="T199">Gebruiker inrichten</text:span></text:span></text:p>
        </text:list-item>
      </text:list>
      <text:p text:style-name="P6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1"/>
          </table:table-cell>
          <table:table-cell table:style-name="Tabel2.A1" office:value-type="string">
            <text:p text:style-name="P61"><text:span text:style-name="Strong_20_Emphasis"><text:span text:style-name="T67"><draw:control text:anchor-type="as-char" draw:z-index="4" draw:name="Vorm40_0" draw:style-name="gr2" draw:text-style-name="P19" svg:width="0.35cm" svg:height="0.35cm" draw:control="control3"/></text:span></text:span></text:p>
          </table:table-cell>
          <table:table-cell table:style-name="Tabel2.A1" office:value-type="string">
            <text:p text:style-name="P61"><text:span text:style-name="Strong_20_Emphasis"><text:span text:style-name="T67"><draw:control text:anchor-type="as-char" draw:z-index="9" draw:name="Vorm40_ 1" draw:style-name="gr2" draw:text-style-name="P19" svg:width="0.35cm" svg:height="0.35cm" draw:control="control8"/></text:span></text:span></text:p>
          </table:table-cell>
          <table:table-cell table:style-name="Tabel2.D1" office:value-type="string">
            <text:p text:style-name="P62"><text:span text:style-name="T186">Aanmelden als </text:span><text:span text:style-name="T187">&lt;</text:span><text:span text:style-name="T188">gebruiker&gt;</text:span><text:span text:style-name="T200"><text:note text:id="ftn7" text:note-class="footnote"><text:note-citation>1</text:note-citation><text:note-body><text:p text:style-name="P63"><text:span text:style-name="T201">E</text:span><text:span text:style-name="T202">ventuele extra </text:span><text:span text:style-name="T203">gebruiker</text:span><text:span text:style-name="T204">s </text:span><text:span text:style-name="T202">aanmelden en dezelfde stappen uitvoeren.</text:span></text:p></text:note-body></text:note></text:span><text:span text:style-name="T186">.</text:span></text:p>
          </table:table-cell>
        </table:table-row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/>
          </table:table-cell>
          <table:table-cell table:style-name="Tabel2.D2" office:value-type="string">
            <text:p text:style-name="P65"/>
          </table:table-cell>
        </table:table-row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6"><text:span text:style-name="Strong_20_Emphasis"><text:span text:style-name="T205"><draw:control text:anchor-type="as-char" draw:z-index="11" draw:name="Vorm13_ 1" draw:style-name="gr2" draw:text-style-name="P19" svg:width="0.35cm" svg:height="0.35cm" draw:control="control10"/></text:span></text:span></text:p>
          </table:table-cell>
          <table:table-cell table:style-name="Tabel2.D2" office:value-type="string">
            <text:p text:style-name="P67">Volg de welkomstschermen.</text:p>
          </table:table-cell>
        </table:table-row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/>
          </table:table-cell>
          <table:table-cell table:style-name="Tabel2.D2" office:value-type="string">
            <text:p text:style-name="P65"/>
          </table:table-cell>
        </table:table-row>
        <table:table-row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69"><text:span text:style-name="Strong_20_Emphasis"><text:span text:style-name="T67"><draw:control text:anchor-type="as-char" draw:z-index="22" draw:name="Vorm 8" draw:style-name="gr2" draw:text-style-name="P19" svg:width="0.35cm" svg:height="0.35cm" draw:control="control21"/></text:span></text:span></text:p>
          </table:table-cell>
          <table:table-cell table:style-name="Tabel2.A1" office:value-type="string">
            <text:p text:style-name="P69"><text:span text:style-name="Strong_20_Emphasis"><text:span text:style-name="T67"><draw:control text:anchor-type="as-char" draw:z-index="23" draw:name="Vorm 9" draw:style-name="gr2" draw:text-style-name="P19" svg:width="0.35cm" svg:height="0.35cm" draw:control="control22"/></text:span></text:span></text:p>
          </table:table-cell>
          <table:table-cell table:style-name="Tabel2.D5" office:value-type="string">
            <text:p text:style-name="P70"><text:span text:style-name="T68">T</text:span><text:span text:style-name="T69">yp </text:span><text:span text:style-name="User_20_Entry"><text:span text:style-name="T91">menu</text:span></text:span><text:span text:style-name="T71"> </text:span><text:span text:style-name="T68">op het activiteitenoverzicht</text:span><text:span text:style-name="T72"><text:note text:id="ftn8" text:note-class="footnote"><text:note-citation>2</text:note-citation><text:note-body><text:p text:style-name="P27">Druk op de Super (Windows/command/vergrootglas) toets of klik in de linkerbovenhoek.</text:p></text:note-body></text:note></text:span><text:span text:style-name="T68"> </text:span><text:span text:style-name="T73">e</text:span><text:span text:style-name="T74">n </text:span><text:span text:style-name="T75">k</text:span><text:span text:style-name="T74">lik op het </text:span><text:span text:style-name="Strong_20_Emphasis"><text:span text:style-name="T93">KZ</text:span></text:span><text:span text:style-name="Strong_20_Emphasis"><text:span text:style-name="T77">-</text:span></text:span><text:span text:style-name="Strong_20_Emphasis"><text:span text:style-name="T74">pictogram.</text:span></text:span></text:p>
          </table:table-cell>
        </table:table-row>
        <table:table-row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/>
          </table:table-cell>
          <table:table-cell table:style-name="Tabel2.D6" office:value-type="string">
            <text:p text:style-name="P72"><text:span text:style-name="T94">Selecteer</text:span><text:span text:style-name="T193"> </text:span><text:span text:style-name="Strong_20_Emphasis"><text:span text:style-name="T194">4</text:span></text:span><text:span text:style-name="T195"> </text:span><text:span text:style-name="T206">Gebruiker inrichten</text:span><text:span text:style-name="T98">.</text:span></text:p>
          </table:table-cell>
        </table:table-row>
        <table:table-row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/>
          </table:table-cell>
          <table:table-cell table:style-name="Tabel2.D7" office:value-type="string">
            <text:p text:style-name="P73"><text:span text:style-name="T26">V</text:span><text:span text:style-name="T89">olg </text:span><text:span text:style-name="T90">de aanwijzingen op het scherm.</text:span></text:p>
          </table:table-cell>
        </table:table-row>
      </table:table>
      <text:p text:style-name="P74"><text:span text:style-name="Strong_20_Emphasis"><text:span text:style-name="T207"/></text:span></text:p>
      <text:p text:style-name="P75"/>
      <text:p text:style-name="P76"><text:span text:style-name="T208">E</text:span><text:span text:style-name="T209">inde c</text:span><text:span text:style-name="T210">hecklist, </text:span><text:span text:style-name="T211">d</text:span><text:span text:style-name="T210">e installatie van </text:span><text:span text:style-name="T212"><text:user-field-get text:name="Distro">Ubuntu</text:user-field-get></text:span><text:span text:style-name="T213"><text:s/></text:span><text:span text:style-name="T214">Desktop</text:span><text:span text:style-name="T215"> </text:span><text:span text:style-name="T210">is voltooid.</text:span></text:p>
      <text:p text:style-name="P77"/>
      <text:list text:style-name="L2">
        <text:list-header>
          <text:p text:style-name="P78"><text:span text:style-name="T216">Geschreven door </text:span><text:a xlink:type="simple" xlink:href="mailto:info@karelzimmer.nl?subject=Checklist%20installatie%20Linux" text:style-name="Internet_20_link" text:visited-style-name="Visited_20_Internet_20_Link"><text:span text:style-name="T217">Karel Zimmer</text:span></text:a><text:span text:style-name="T218">.</text:span></text:p>
          <text:p text:style-name="P79"><text:span text:style-name="T219">Licentie </text:span><text:span text:style-name="T218">C</text:span><text:span text:style-name="T220">C0</text:span><text:span text:style-name="T218"> 1.0 </text:span><text:span text:style-name="T221"><draw:a xlink:type="simple" xlink:href="https://creativecommons.org/publicdomain/zero/1.0/deed.nl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21"><text:s/></text:span><text:span text:style-name="T221"><draw:a xlink:type="simple" xlink:href="https://creativecommons.org/publicdomain/zero/1.0/deed.nl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21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1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5-10-07T19:47:55.240539293">07-10-202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0-07T19:47:55.142432876</dc:date>
    <meta:keyword>Installatie</meta:keyword>
    <meta:keyword>Checklist</meta:keyword>
    <meta:keyword>Linux</meta:keyword>
    <meta:editing-cycles>6991</meta:editing-cycles>
    <meta:editing-duration>P12DT14H2M39S</meta:editing-duration>
    <meta:printed-by>Karel Zimmer</meta:printed-by>
    <meta:print-date>2024-11-09T12:34:03.003407902</meta:print-date>
    <meta:document-statistic meta:table-count="4" meta:image-count="2" meta:object-count="0" meta:page-count="4" meta:paragraph-count="84" meta:word-count="457" meta:character-count="3216" meta:non-whitespace-character-count="2805"/>
    <meta:user-defined meta:name="Info 1"/>
    <meta:user-defined meta:name="Info 2"/>
    <meta:user-defined meta:name="Info 3"/>
    <meta:user-defined meta:name="Info 4"/>
  </office:meta>
</office:document-meta>
</file>